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3.46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3.504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style:paragraph-properties fo:text-align="center"/>
      <style:text-properties fo:color="#c9211e" loext:opacity="100%"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/>
      <style:text-properties fo:color="#c9211e" loext:opacity="100%" fo:font-weight="bold" style:font-weight-asian="bold" style:font-weight-complex="bold"/>
    </style:style>
    <style:style style:name="P3" style:family="paragraph">
      <style:paragraph-properties fo:text-align="center"/>
      <style:text-properties fo:color="#ffbf00" loext:opacity="100%"/>
    </style:style>
    <style:style style:name="P4" style:family="paragraph">
      <loext:graphic-properties draw:fill-color="#ffffff"/>
      <style:paragraph-properties fo:text-align="center"/>
      <style:text-properties fo:color="#ffbf00" loext:opacity="100%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  <style:text-properties fo:color="#5eb91e" loext:opacity="100%"/>
    </style:style>
    <style:style style:name="P8" style:family="paragraph">
      <loext:graphic-properties draw:fill-color="#ffffff"/>
      <style:paragraph-properties fo:text-align="center"/>
      <style:text-properties fo:color="#5eb91e" loext:opacity="100%"/>
    </style:style>
    <style:style style:name="P9" style:family="paragraph">
      <style:paragraph-properties fo:text-align="center"/>
      <style:text-properties fo:color="#ffbf00" loext:opacity="100%" fo:font-weight="normal" style:font-weight-asian="normal" style:font-weight-complex="normal"/>
    </style:style>
    <style:style style:name="P10" style:family="paragraph">
      <loext:graphic-properties draw:fill-color="#ffffff"/>
      <style:paragraph-properties fo:text-align="center"/>
      <style:text-properties fo:color="#ffbf00" loext:opacity="100%" fo:font-weight="normal" style:font-weight-asian="normal" style:font-weight-complex="normal"/>
    </style:style>
    <style:style style:name="P11" style:family="paragraph">
      <style:paragraph-properties fo:text-align="center"/>
      <style:text-properties fo:color="#000000" loext:opacity="100%" fo:font-weight="normal" style:font-weight-asian="normal" style:font-weight-complex="normal"/>
    </style:style>
    <style:style style:name="P12" style:family="paragraph">
      <loext:graphic-properties draw:fill-color="#ffffff"/>
      <style:paragraph-properties fo:text-align="center"/>
      <style:text-properties fo:color="#000000" loext:opacity="100%" fo:font-weight="normal" style:font-weight-asian="normal" style:font-weight-complex="normal"/>
    </style:style>
    <style:style style:name="P13" style:family="paragraph">
      <style:paragraph-properties fo:text-align="center"/>
      <style:text-properties fo:color="#5eb91e" loext:opacity="100%" fo:font-weight="normal" style:font-weight-asian="normal" style:font-weight-complex="normal"/>
    </style:style>
    <style:style style:name="P14" style:family="paragraph">
      <loext:graphic-properties draw:fill-color="#ffffff"/>
      <style:paragraph-properties fo:text-align="center"/>
      <style:text-properties fo:color="#5eb91e" loext:opacity="100%" fo:font-weight="normal" style:font-weight-asian="normal" style:font-weight-complex="normal"/>
    </style:style>
    <style:style style:name="P15" style:family="paragraph">
      <style:paragraph-properties fo:text-align="center"/>
      <style:text-properties fo:color="#ff0000" loext:opacity="100%" fo:font-weight="bold" style:font-weight-asian="bold" style:font-weight-complex="bold"/>
    </style:style>
    <style:style style:name="P16" style:family="paragraph">
      <loext:graphic-properties draw:fill-color="#ffffff"/>
      <style:paragraph-properties fo:text-align="center"/>
      <style:text-properties fo:color="#ff0000" loext:opacity="100%" fo:font-weight="bold" style:font-weight-asian="bold" style:font-weight-complex="bold"/>
    </style:style>
    <style:style style:name="P17" style:family="paragraph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8" style:family="paragraph">
      <loext:graphic-properties draw:fill="none" draw:fill-color="#ffffff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color="#c9211e" loext:opacity="100%" fo:font-weight="bold" style:font-weight-asian="bold" style:font-weight-complex="bold"/>
    </style:style>
    <style:style style:name="T2" style:family="text">
      <style:text-properties fo:color="#ffbf00" loext:opacity="100%"/>
    </style:style>
    <style:style style:name="T3" style:family="text">
      <style:text-properties fo:color="#5eb91e" loext:opacity="100%"/>
    </style:style>
    <style:style style:name="T4" style:family="text">
      <style:text-properties fo:color="#ffbf00" loext:opacity="100%" fo:font-weight="normal" style:font-weight-asian="normal" style:font-weight-complex="normal"/>
    </style:style>
    <style:style style:name="T5" style:family="text">
      <style:text-properties fo:color="#000000" loext:opacity="100%" fo:font-weight="normal" style:font-weight-asian="normal" style:font-weight-complex="normal"/>
    </style:style>
    <style:style style:name="T6" style:family="text">
      <style:text-properties fo:color="#5eb91e" loext:opacity="100%" fo:font-weight="normal" style:font-weight-asian="normal" style:font-weight-complex="normal"/>
    </style:style>
    <style:style style:name="T7" style:family="text">
      <style:text-properties fo:color="#ff0000" loext:opacity="100%" fo:font-weight="bold" style:font-weight-asian="bold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1cm" svg:x="4.25cm" svg:y="5.75cm">
          <text:p text:style-name="P1"><text:span text:style-name="T1">Jeux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1cm" svg:x="4.25cm" svg:y="6.75cm">
          <text:p text:style-name="P3"><text:span text:style-name="T2">idJeu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cm" svg:height="1cm" svg:x="4.25cm" svg:y="7.75cm">
          <text:p text:style-name="P5">Rank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cm" svg:height="1cm" svg:x="4.25cm" svg:y="8.75cm">
          <text:p text:style-name="P5">Name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cm" svg:height="1cm" svg:x="4.25cm" svg:y="9.75cm">
          <text:p text:style-name="P5">Yea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cm" svg:x="10cm" svg:y="5.75cm">
          <text:p text:style-name="P1"><text:span text:style-name="T1">Sal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1cm" svg:x="10cm" svg:y="6.75cm">
          <text:p text:style-name="P3"><text:span text:style-name="T2">idSale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cm" svg:height="1cm" svg:x="10cm" svg:y="7.75cm">
          <text:p text:style-name="P5">Na_Sales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038cm" svg:height="1cm" svg:x="9.962cm" svg:y="8.789cm">
          <text:p text:style-name="P5">EU_Sa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4cm" svg:height="1cm" svg:x="10cm" svg:y="9.75cm">
          <text:p text:style-name="P5">JP_Sales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cm" svg:height="1cm" svg:x="10cm" svg:y="10.75cm">
          <text:p text:style-name="P5">Other_Sales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cm" svg:height="1cm" svg:x="10cm" svg:y="11.75cm">
          <text:p text:style-name="P5">Global_Sales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4cm" svg:height="1cm" svg:x="4.25cm" svg:y="11.75cm">
          <text:p text:style-name="P7"><text:span text:style-name="T3">idSa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cm" svg:x="4.25cm" svg:y="16.25cm">
          <text:p text:style-name="P1"><text:span text:style-name="T1">Genr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4cm" svg:height="1cm" svg:x="4.25cm" svg:y="17.25cm">
          <text:p text:style-name="P9"><text:span text:style-name="T4">idGenre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4cm" svg:height="1cm" svg:x="4.25cm" svg:y="18.25cm">
          <text:p text:style-name="P11"><text:span text:style-name="T5">Genre</text:span></text:p>
          <draw:enhanced-geometry svg:viewBox="0 0 21600 21600" draw:type="rectangle" draw:enhanced-path="M 0 0 L 21600 0 21600 21600 0 21600 0 0 Z N"/>
        </draw:custom-shape>
        <draw:custom-shape draw:style-name="gr2" draw:text-style-name="P14" draw:layer="layout" svg:width="4cm" svg:height="1cm" svg:x="4.25cm" svg:y="13.75cm">
          <text:p text:style-name="P13"><text:span text:style-name="T6">idGenre</text:span></text:p>
          <draw:enhanced-geometry svg:viewBox="0 0 21600 21600" draw:type="rectangle" draw:enhanced-path="M 0 0 L 21600 0 21600 21600 0 21600 0 0 Z N"/>
        </draw:custom-shape>
        <draw:custom-shape draw:style-name="gr2" draw:text-style-name="P16" draw:layer="layout" svg:width="4cm" svg:height="1cm" svg:x="10cm" svg:y="16cm">
          <text:p text:style-name="P15"><text:span text:style-name="T7">Platform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4cm" svg:height="1cm" svg:x="10cm" svg:y="17cm">
          <text:p text:style-name="P9"><text:span text:style-name="T4">idPlatform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4cm" svg:height="1cm" svg:x="10cm" svg:y="18cm">
          <text:p text:style-name="P11"><text:span text:style-name="T5">Platfor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cm" svg:x="15.25cm" svg:y="11cm">
          <text:p text:style-name="P1"><text:span text:style-name="T1">Publisher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4cm" svg:height="1cm" svg:x="15.25cm" svg:y="12cm">
          <text:p text:style-name="P9"><text:span text:style-name="T4">idPublisher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4cm" svg:height="1cm" svg:x="15.25cm" svg:y="13cm">
          <text:p text:style-name="P11"><text:span text:style-name="T5">Publisher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4cm" svg:height="1cm" svg:x="4.25cm" svg:y="10.75cm">
          <text:p text:style-name="P7"><text:span text:style-name="T3">idPublisher</text:span></text:p>
          <draw:enhanced-geometry svg:viewBox="0 0 21600 21600" draw:type="rectangle" draw:enhanced-path="M 0 0 L 21600 0 21600 21600 0 21600 0 0 Z N"/>
        </draw:custom-shape>
        <draw:custom-shape draw:style-name="gr2" draw:text-style-name="P14" draw:layer="layout" svg:width="4cm" svg:height="1cm" svg:x="4.25cm" svg:y="12.75cm">
          <text:p text:style-name="P13"><text:span text:style-name="T6">idPlatform</text:span></text:p>
          <draw:enhanced-geometry svg:viewBox="0 0 21600 21600" draw:type="rectangle" draw:enhanced-path="M 0 0 L 21600 0 21600 21600 0 21600 0 0 Z N"/>
        </draw:custom-shape>
        <draw:frame draw:style-name="gr4" draw:text-style-name="P18" draw:layer="layout" svg:width="8.5cm" svg:height="1.25cm" svg:x="6.881cm" svg:y="2.274cm">
          <draw:text-box>
            <text:p text:style-name="P17"><text:span text:style-name="T8">Schéma Base de Donnée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0T08:47:09.554000000</meta:creation-date>
    <dc:date>2021-12-10T09:27:13.698000000</dc:date>
    <meta:editing-duration>PT9M30S</meta:editing-duration>
    <meta:editing-cycles>1</meta:editing-cycles>
    <meta:document-statistic meta:object-count="26"/>
    <meta:generator>LibreOffice/7.1.2.2$Windows_X86_64 LibreOffice_project/8a45595d069ef5570103caea1b71cc9d82b2aae4</meta:generator>
  </office:meta>
</office:document-meta>
</file>